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d</mi>
      <mrow>
        <mi/>
        <mo stretchy="false">=</mo>
        <mi/>
      </mrow>
      <mfrac>
        <mi>L</mi>
        <msqrt>
          <mrow>
            <mn>2</mn>
            <mi>m</mi>
            <mi>E</mi>
          </mrow>
        </msqrt>
      </mfrac>
      <mi/>
      <mi>;</mi>
      <mi/>
      <mi>tan</mi>
      <mfrac>
        <mo stretchy="false">ϑ</mo>
        <mn>2</mn>
      </mfrac>
      <mrow>
        <mi/>
        <mo stretchy="false">=</mo>
        <mi/>
      </mrow>
      <mfrac>
        <mrow>
          <mo stretchy="false">γ</mo>
          <mi>M</mi>
          <mi>m</mi>
        </mrow>
        <mrow>
          <mn>2</mn>
          <mi>d</mi>
          <mi>E</mi>
        </mrow>
      </mfrac>
    </mrow>
    <annotation encoding="StarMath 5.0">d `=` L over sqrt{2 m E} ` ; ~ tan %ivartheta over 2 `=` {%igamma M m} over { 2 d E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2:15:59.785000000</meta:creation-date>
    <meta:generator>LibreOffice/4.1.4.2$Windows_x86 LibreOffice_project/0a0440ccc0227ad9829de5f46be37cfb6edcf72</meta:generator>
  </office:meta>
</office:document-meta>
</file>